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42e31" officeooo:paragraph-rsid="00142e31" style:font-weight-asian="bold" style:font-weight-complex="bold"/>
    </style:style>
    <style:style style:name="P2" style:family="paragraph" style:parent-style-name="Standard">
      <style:text-properties fo:font-weight="bold" officeooo:rsid="001fff4d" officeooo:paragraph-rsid="001fff4d" style:font-weight-asian="bold" style:font-weight-complex="bold"/>
    </style:style>
    <style:style style:name="P3" style:family="paragraph" style:parent-style-name="Standard">
      <style:text-properties fo:font-weight="bold" officeooo:rsid="002ac990" officeooo:paragraph-rsid="002ac990" style:font-weight-asian="bold" style:font-weight-complex="bold"/>
    </style:style>
    <style:style style:name="P4" style:family="paragraph" style:parent-style-name="Standard">
      <style:text-properties fo:font-weight="bold" officeooo:rsid="002dee19" officeooo:paragraph-rsid="002dee19" style:font-weight-asian="bold" style:font-weight-complex="bold"/>
    </style:style>
    <style:style style:name="P5" style:family="paragraph" style:parent-style-name="Standard">
      <style:text-properties fo:font-weight="bold" officeooo:rsid="00292951" officeooo:paragraph-rsid="00292951" style:font-weight-asian="bold" style:font-weight-complex="bold"/>
    </style:style>
    <style:style style:name="P6" style:family="paragraph" style:parent-style-name="Standard">
      <style:text-properties fo:font-weight="bold" officeooo:rsid="003864a1" officeooo:paragraph-rsid="003864a1" style:font-weight-asian="bold" style:font-weight-complex="bold"/>
    </style:style>
    <style:style style:name="P7" style:family="paragraph" style:parent-style-name="Standard">
      <style:text-properties fo:font-weight="bold" officeooo:rsid="001180bf" officeooo:paragraph-rsid="001180bf" style:font-weight-asian="bold" style:font-weight-complex="bold"/>
    </style:style>
    <style:style style:name="P8" style:family="paragraph" style:parent-style-name="Standard">
      <style:text-properties fo:font-weight="bold" officeooo:rsid="002503e7" officeooo:paragraph-rsid="002503e7" style:font-weight-asian="bold" style:font-weight-complex="bold"/>
    </style:style>
    <style:style style:name="P9" style:family="paragraph" style:parent-style-name="Standard">
      <style:text-properties fo:font-weight="bold" officeooo:rsid="00720e87" officeooo:paragraph-rsid="00720e87" style:font-weight-asian="bold" style:font-weight-complex="bold"/>
    </style:style>
    <style:style style:name="P10" style:family="paragraph" style:parent-style-name="Standard">
      <style:text-properties fo:font-weight="normal" officeooo:rsid="001180bf" officeooo:paragraph-rsid="0030517e" style:font-weight-asian="normal" style:font-weight-complex="normal"/>
    </style:style>
    <style:style style:name="P11" style:family="paragraph" style:parent-style-name="Standard">
      <style:text-properties fo:font-weight="normal" officeooo:rsid="001180bf" officeooo:paragraph-rsid="001180bf" style:font-weight-asian="normal" style:font-weight-complex="normal"/>
    </style:style>
    <style:style style:name="P12" style:family="paragraph" style:parent-style-name="Standard">
      <style:text-properties fo:font-weight="normal" officeooo:rsid="00142e31" officeooo:paragraph-rsid="00142e31" style:font-weight-asian="normal" style:font-weight-complex="normal"/>
    </style:style>
    <style:style style:name="P13" style:family="paragraph" style:parent-style-name="Standard">
      <style:text-properties fo:font-weight="normal" officeooo:rsid="00168063" officeooo:paragraph-rsid="00168063" style:font-weight-asian="normal" style:font-weight-complex="normal"/>
    </style:style>
    <style:style style:name="P14" style:family="paragraph" style:parent-style-name="Standard">
      <style:text-properties fo:font-weight="normal" officeooo:rsid="00168063" officeooo:paragraph-rsid="0038633f" style:font-weight-asian="normal" style:font-weight-complex="normal"/>
    </style:style>
    <style:style style:name="P15" style:family="paragraph" style:parent-style-name="Standard">
      <style:text-properties fo:font-weight="normal" officeooo:rsid="00177973" officeooo:paragraph-rsid="00177973" style:font-weight-asian="normal" style:font-weight-complex="normal"/>
    </style:style>
    <style:style style:name="P16" style:family="paragraph" style:parent-style-name="Standard">
      <style:text-properties fo:font-weight="normal" officeooo:rsid="001ce808" officeooo:paragraph-rsid="001ce808" style:font-weight-asian="normal" style:font-weight-complex="normal"/>
    </style:style>
    <style:style style:name="P17" style:family="paragraph" style:parent-style-name="Standard">
      <style:text-properties fo:font-weight="normal" officeooo:rsid="001fff4d" officeooo:paragraph-rsid="001fff4d" style:font-weight-asian="normal" style:font-weight-complex="normal"/>
    </style:style>
    <style:style style:name="P18" style:family="paragraph" style:parent-style-name="Standard">
      <style:text-properties fo:font-weight="normal" officeooo:rsid="002ac990" officeooo:paragraph-rsid="002cecfb" style:font-weight-asian="normal" style:font-weight-complex="normal"/>
    </style:style>
    <style:style style:name="P19" style:family="paragraph" style:parent-style-name="Standard">
      <style:text-properties fo:font-weight="normal" officeooo:rsid="0016756e" officeooo:paragraph-rsid="0016756e" style:font-weight-asian="normal" style:font-weight-complex="normal"/>
    </style:style>
    <style:style style:name="P20" style:family="paragraph" style:parent-style-name="Standard">
      <style:text-properties fo:font-weight="normal" officeooo:rsid="002503e7" officeooo:paragraph-rsid="00292951" style:font-weight-asian="normal" style:font-weight-complex="normal"/>
    </style:style>
    <style:style style:name="P21" style:family="paragraph" style:parent-style-name="Standard">
      <style:text-properties fo:font-weight="normal" officeooo:rsid="003260a6" officeooo:paragraph-rsid="003260a6" style:font-weight-asian="normal" style:font-weight-complex="normal"/>
    </style:style>
    <style:style style:name="P22" style:family="paragraph" style:parent-style-name="Standard">
      <style:text-properties fo:font-weight="normal" officeooo:rsid="003b5490" officeooo:paragraph-rsid="003b5490" style:font-weight-asian="normal" style:font-weight-complex="normal"/>
    </style:style>
    <style:style style:name="P23" style:family="paragraph" style:parent-style-name="Standard">
      <style:text-properties fo:font-weight="normal" officeooo:rsid="003c4ce0" officeooo:paragraph-rsid="003c4ce0" style:font-weight-asian="normal" style:font-weight-complex="normal"/>
    </style:style>
    <style:style style:name="P24" style:family="paragraph" style:parent-style-name="Standard">
      <style:text-properties fo:font-weight="normal" officeooo:rsid="003c6fd8" officeooo:paragraph-rsid="003c6fd8" style:font-weight-asian="normal" style:font-weight-complex="normal"/>
    </style:style>
    <style:style style:name="P25" style:family="paragraph" style:parent-style-name="Standard">
      <style:text-properties fo:font-weight="normal" officeooo:rsid="003ea881" officeooo:paragraph-rsid="003f7a3b" style:font-weight-asian="normal" style:font-weight-complex="normal"/>
    </style:style>
    <style:style style:name="P26" style:family="paragraph" style:parent-style-name="Standard">
      <style:text-properties fo:font-weight="normal" officeooo:rsid="003fcd4b" officeooo:paragraph-rsid="003fcd4b" style:font-weight-asian="normal" style:font-weight-complex="normal"/>
    </style:style>
    <style:style style:name="P27" style:family="paragraph" style:parent-style-name="Standard">
      <style:text-properties fo:font-weight="normal" officeooo:rsid="0041ab06" officeooo:paragraph-rsid="0041ab06" style:font-weight-asian="normal" style:font-weight-complex="normal"/>
    </style:style>
    <style:style style:name="P28" style:family="paragraph" style:parent-style-name="Standard">
      <style:text-properties fo:font-weight="normal" officeooo:rsid="00453be9" officeooo:paragraph-rsid="00453be9" style:font-weight-asian="normal" style:font-weight-complex="normal"/>
    </style:style>
    <style:style style:name="P29" style:family="paragraph" style:parent-style-name="Standard">
      <style:text-properties fo:font-weight="normal" officeooo:rsid="004a41e8" officeooo:paragraph-rsid="004a41e8" style:font-weight-asian="normal" style:font-weight-complex="normal"/>
    </style:style>
    <style:style style:name="P30" style:family="paragraph" style:parent-style-name="Standard">
      <style:text-properties fo:font-weight="normal" officeooo:rsid="004b1bf6" officeooo:paragraph-rsid="004b1bf6" style:font-weight-asian="normal" style:font-weight-complex="normal"/>
    </style:style>
    <style:style style:name="P31" style:family="paragraph" style:parent-style-name="Standard">
      <style:text-properties fo:font-weight="normal" officeooo:rsid="004b4e19" officeooo:paragraph-rsid="004b4e19" style:font-weight-asian="normal" style:font-weight-complex="normal"/>
    </style:style>
    <style:style style:name="P32" style:family="paragraph" style:parent-style-name="Standard">
      <style:text-properties fo:font-weight="normal" officeooo:rsid="004c1b6d" officeooo:paragraph-rsid="004c1b6d" style:font-weight-asian="normal" style:font-weight-complex="normal"/>
    </style:style>
    <style:style style:name="P33" style:family="paragraph" style:parent-style-name="Standard">
      <style:text-properties fo:font-weight="normal" officeooo:rsid="004d98ce" officeooo:paragraph-rsid="004d98ce" style:font-weight-asian="normal" style:font-weight-complex="normal"/>
    </style:style>
    <style:style style:name="P34" style:family="paragraph" style:parent-style-name="Standard">
      <style:text-properties fo:font-weight="normal" officeooo:rsid="004ed17f" officeooo:paragraph-rsid="004ed17f" style:font-weight-asian="normal" style:font-weight-complex="normal"/>
    </style:style>
    <style:style style:name="P35" style:family="paragraph" style:parent-style-name="Standard">
      <style:text-properties fo:font-weight="normal" officeooo:rsid="00502f29" officeooo:paragraph-rsid="00502f29" style:font-weight-asian="normal" style:font-weight-complex="normal"/>
    </style:style>
    <style:style style:name="P36" style:family="paragraph" style:parent-style-name="Standard">
      <style:text-properties fo:font-weight="normal" officeooo:rsid="00502f29" officeooo:paragraph-rsid="00593a25" style:font-weight-asian="normal" style:font-weight-complex="normal"/>
    </style:style>
    <style:style style:name="P37" style:family="paragraph" style:parent-style-name="Standard">
      <style:text-properties fo:font-weight="normal" officeooo:rsid="0052cbef" officeooo:paragraph-rsid="0052cbef" style:font-weight-asian="normal" style:font-weight-complex="normal"/>
    </style:style>
    <style:style style:name="P38" style:family="paragraph" style:parent-style-name="Standard">
      <style:text-properties fo:font-weight="normal" officeooo:rsid="0053ff07" officeooo:paragraph-rsid="0053ff07" style:font-weight-asian="normal" style:font-weight-complex="normal"/>
    </style:style>
    <style:style style:name="P39" style:family="paragraph" style:parent-style-name="Standard">
      <style:text-properties fo:font-weight="normal" officeooo:rsid="005b98fe" officeooo:paragraph-rsid="005b98fe" style:font-weight-asian="normal" style:font-weight-complex="normal"/>
    </style:style>
    <style:style style:name="P40" style:family="paragraph" style:parent-style-name="Standard">
      <style:text-properties fo:font-weight="normal" officeooo:rsid="0061b75a" officeooo:paragraph-rsid="0061b75a" style:font-weight-asian="normal" style:font-weight-complex="normal"/>
    </style:style>
    <style:style style:name="P41" style:family="paragraph" style:parent-style-name="Standard">
      <style:text-properties fo:font-weight="normal" officeooo:rsid="006597e4" officeooo:paragraph-rsid="006597e4" style:font-weight-asian="normal" style:font-weight-complex="normal"/>
    </style:style>
    <style:style style:name="P42" style:family="paragraph" style:parent-style-name="Standard">
      <style:text-properties fo:font-weight="normal" officeooo:rsid="00677f23" officeooo:paragraph-rsid="00677f23" style:font-weight-asian="normal" style:font-weight-complex="normal"/>
    </style:style>
    <style:style style:name="P43" style:family="paragraph" style:parent-style-name="Standard">
      <style:text-properties fo:font-weight="normal" officeooo:rsid="0011cd6d" officeooo:paragraph-rsid="0011cd6d" style:font-weight-asian="normal" style:font-weight-complex="normal"/>
    </style:style>
    <style:style style:name="P44" style:family="paragraph" style:parent-style-name="Standard">
      <style:text-properties fo:font-weight="normal" officeooo:rsid="006aed48" officeooo:paragraph-rsid="006aed48" style:font-weight-asian="normal" style:font-weight-complex="normal"/>
    </style:style>
    <style:style style:name="P45" style:family="paragraph" style:parent-style-name="Standard">
      <style:text-properties fo:font-weight="normal" officeooo:rsid="0070dcf5" officeooo:paragraph-rsid="0070dcf5" style:font-weight-asian="normal" style:font-weight-complex="normal"/>
    </style:style>
    <style:style style:name="P46" style:family="paragraph" style:parent-style-name="Standard">
      <style:text-properties fo:font-weight="normal" officeooo:rsid="00720e87" officeooo:paragraph-rsid="00720e87" style:font-weight-asian="normal" style:font-weight-complex="normal"/>
    </style:style>
    <style:style style:name="P47" style:family="paragraph" style:parent-style-name="Standard">
      <style:text-properties fo:font-weight="normal" officeooo:rsid="007319a4" officeooo:paragraph-rsid="007319a4" style:font-weight-asian="normal" style:font-weight-complex="normal"/>
    </style:style>
    <style:style style:name="P48" style:family="paragraph" style:parent-style-name="Standard">
      <style:text-properties fo:font-weight="normal" officeooo:rsid="0078ea53" officeooo:paragraph-rsid="0078ea53" style:font-weight-asian="normal" style:font-weight-complex="normal"/>
    </style:style>
    <style:style style:name="P49" style:family="paragraph" style:parent-style-name="Standard">
      <style:text-properties fo:font-weight="normal" officeooo:rsid="007c5634" officeooo:paragraph-rsid="007c5634" style:font-weight-asian="normal" style:font-weight-complex="normal"/>
    </style:style>
    <style:style style:name="P50" style:family="paragraph" style:parent-style-name="Standard">
      <style:text-properties fo:font-weight="normal" officeooo:rsid="0080d031" officeooo:paragraph-rsid="0080d031" style:font-weight-asian="normal" style:font-weight-complex="normal"/>
    </style:style>
    <style:style style:name="P51" style:family="paragraph" style:parent-style-name="Standard">
      <style:text-properties fo:font-weight="normal" officeooo:rsid="00838638" officeooo:paragraph-rsid="00838638" style:font-weight-asian="normal" style:font-weight-complex="normal"/>
    </style:style>
    <style:style style:name="P52" style:family="paragraph" style:parent-style-name="Standard">
      <style:text-properties fo:font-weight="normal" officeooo:rsid="0085a348" officeooo:paragraph-rsid="0085a348" style:font-weight-asian="normal" style:font-weight-complex="normal"/>
    </style:style>
    <style:style style:name="P53" style:family="paragraph" style:parent-style-name="Standard">
      <style:text-properties fo:font-style="normal" fo:font-weight="bold" officeooo:rsid="003864a1" officeooo:paragraph-rsid="003864a1" style:font-style-asian="normal" style:font-weight-asian="bold" style:font-style-complex="normal" style:font-weight-complex="bold"/>
    </style:style>
    <style:style style:name="P54" style:family="paragraph" style:parent-style-name="Standard">
      <style:text-properties officeooo:paragraph-rsid="00593a25"/>
    </style:style>
    <style:style style:name="P55" style:family="paragraph" style:parent-style-name="Standard">
      <style:text-properties officeooo:rsid="00593a25" officeooo:paragraph-rsid="00593a25"/>
    </style:style>
    <style:style style:name="P56" style:family="paragraph" style:parent-style-name="Standard">
      <style:text-properties officeooo:paragraph-rsid="006b7fc7"/>
    </style:style>
    <style:style style:name="P57" style:family="paragraph" style:parent-style-name="Standard">
      <style:text-properties officeooo:rsid="006c7400" officeooo:paragraph-rsid="006c7400"/>
    </style:style>
    <style:style style:name="P58" style:family="paragraph" style:parent-style-name="Standard">
      <style:text-properties officeooo:paragraph-rsid="007405d2"/>
    </style:style>
    <style:style style:name="P59" style:family="paragraph" style:parent-style-name="Standard">
      <style:text-properties officeooo:rsid="007438bc" officeooo:paragraph-rsid="007438bc"/>
    </style:style>
    <style:style style:name="P60" style:family="paragraph" style:parent-style-name="Standard">
      <style:text-properties officeooo:rsid="0077cd4e" officeooo:paragraph-rsid="0077cd4e"/>
    </style:style>
    <style:style style:name="T1" style:family="text">
      <style:text-properties officeooo:rsid="0011cd6d"/>
    </style:style>
    <style:style style:name="T2" style:family="text">
      <style:text-properties officeooo:rsid="0012fcde"/>
    </style:style>
    <style:style style:name="T3" style:family="text">
      <style:text-properties officeooo:rsid="001567e8"/>
    </style:style>
    <style:style style:name="T4" style:family="text">
      <style:text-properties fo:font-weight="normal" officeooo:rsid="006b7fc7" style:font-weight-asian="normal" style:font-weight-complex="normal"/>
    </style:style>
    <style:style style:name="T5" style:family="text">
      <style:text-properties fo:font-weight="normal" officeooo:rsid="006e0707" style:font-weight-asian="normal" style:font-weight-complex="normal"/>
    </style:style>
    <style:style style:name="T6" style:family="text">
      <style:text-properties fo:font-weight="normal" officeooo:rsid="007405d2" style:font-weight-asian="normal" style:font-weight-complex="normal"/>
    </style:style>
    <style:style style:name="T7" style:family="text">
      <style:text-properties officeooo:rsid="0019349f"/>
    </style:style>
    <style:style style:name="T8" style:family="text">
      <style:text-properties officeooo:rsid="0019bf77"/>
    </style:style>
    <style:style style:name="T9" style:family="text">
      <style:text-properties officeooo:rsid="001ce4b6"/>
    </style:style>
    <style:style style:name="T10" style:family="text">
      <style:text-properties officeooo:rsid="0021209f"/>
    </style:style>
    <style:style style:name="T11" style:family="text">
      <style:text-properties officeooo:rsid="002137d2"/>
    </style:style>
    <style:style style:name="T12" style:family="text">
      <style:text-properties officeooo:rsid="002cecfb"/>
    </style:style>
    <style:style style:name="T13" style:family="text">
      <style:text-properties officeooo:rsid="002f30e5"/>
    </style:style>
    <style:style style:name="T14" style:family="text">
      <style:text-properties officeooo:rsid="0030517e"/>
    </style:style>
    <style:style style:name="T15" style:family="text">
      <style:text-properties officeooo:rsid="00313f90"/>
    </style:style>
    <style:style style:name="T16" style:family="text">
      <style:text-properties officeooo:rsid="0033ea44"/>
    </style:style>
    <style:style style:name="T17" style:family="text">
      <style:text-properties officeooo:rsid="00343ad1"/>
    </style:style>
    <style:style style:name="T18" style:family="text">
      <style:text-properties officeooo:rsid="003c4ce0"/>
    </style:style>
    <style:style style:name="T19" style:family="text">
      <style:text-properties officeooo:rsid="003c6fd8"/>
    </style:style>
    <style:style style:name="T20" style:family="text">
      <style:text-properties officeooo:rsid="003ce28f"/>
    </style:style>
    <style:style style:name="T21" style:family="text">
      <style:text-properties officeooo:rsid="0046fc90"/>
    </style:style>
    <style:style style:name="T22" style:family="text">
      <style:text-properties officeooo:rsid="004ce74e"/>
    </style:style>
    <style:style style:name="T23" style:family="text">
      <style:text-properties officeooo:rsid="005a6366"/>
    </style:style>
    <style:style style:name="T24" style:family="text">
      <style:text-properties officeooo:rsid="005a8864"/>
    </style:style>
    <style:style style:name="T25" style:family="text">
      <style:text-properties officeooo:rsid="005ca401"/>
    </style:style>
    <style:style style:name="T26" style:family="text">
      <style:text-properties officeooo:rsid="00604380"/>
    </style:style>
    <style:style style:name="T27" style:family="text">
      <style:text-properties officeooo:rsid="0062d959"/>
    </style:style>
    <style:style style:name="T28" style:family="text">
      <style:text-properties officeooo:rsid="0063bf67"/>
    </style:style>
    <style:style style:name="T29" style:family="text">
      <style:text-properties officeooo:rsid="0068f026"/>
    </style:style>
    <style:style style:name="T30" style:family="text">
      <style:text-properties officeooo:rsid="006d65c2"/>
    </style:style>
    <style:style style:name="T31" style:family="text">
      <style:text-properties officeooo:rsid="006f3c62"/>
    </style:style>
    <style:style style:name="T32" style:family="text">
      <style:text-properties officeooo:rsid="00716dad"/>
    </style:style>
    <style:style style:name="T33" style:family="text">
      <style:text-properties officeooo:rsid="007438bc"/>
    </style:style>
    <style:style style:name="T34" style:family="text">
      <style:text-properties officeooo:rsid="0075618a"/>
    </style:style>
    <style:style style:name="T35" style:family="text">
      <style:text-properties officeooo:rsid="007ad531"/>
    </style:style>
    <style:style style:name="T36" style:family="text">
      <style:text-properties officeooo:rsid="007d61fa"/>
    </style:style>
    <style:style style:name="T37" style:family="text">
      <style:text-properties officeooo:rsid="007edef6"/>
    </style:style>
    <style:style style:name="T38" style:family="text">
      <style:text-properties officeooo:rsid="008151b4"/>
    </style:style>
    <style:style style:name="T39" style:family="text">
      <style:text-properties officeooo:rsid="00867c3d"/>
    </style:style>
    <style:style style:name="T40" style:family="text">
      <style:text-properties officeooo:rsid="0087c695"/>
    </style:style>
    <style:style style:name="T41" style:family="text">
      <style:text-properties officeooo:rsid="008854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ohlenwasserstoffe</text:p>
      <text:p text:style-name="P11">Je <text:span text:style-name="T13">mehr </text:span>Bindungen in einem Molekül vorliegen → größere die Van-der-Waals Kräfte → höhere <text:span text:style-name="T9">Siede</text:span> und <text:span text:style-name="T1">Schmelztemperaturen.</text:span></text:p>
      <text:p text:style-name="P28">Nachweise: Durch erhitzen Rauchentwicklung; <text:span text:style-name="T21">Kohlenstoffdioxid in Kalkwaser.</text:span></text:p>
      <text:p text:style-name="P29">Wasserstoffnachweis: Kupfersulfat färbt sich blau.</text:p>
      <text:p text:style-name="P39">Summenformeln: Alkane: CnH²n + 2; Alkene: <text:span text:style-name="T25">Cn H²n; Alkine: Cn H²n-2</text:span></text:p>
      <text:p text:style-name="P43">Je Verzweigter ein Alkan ist → größere <text:span text:style-name="T2">V</text:span>an-der-Waals <text:span text:style-name="T9">Kräfte.</text:span></text:p>
      <text:p text:style-name="P44">Bei aromatischen Kohlenwasserstoffen habe die Kohlenstoffatome nur ein Wasserstoffmolekül → Jede 2. Kohlenstoffbindung ist eine Doppelbindung. <text:span text:style-name="T31">Außerdem sind sie Kreisförmig.</text:span></text:p>
      <text:p text:style-name="P56"><text:span text:style-name="T4">Die </text:span><text:span text:style-name="T5">Strukturformel</text:span><text:span text:style-name="T4"> von Benzol ist: </text:span>C6H6</text:p>
      <text:p text:style-name="P57">Cyclokohlenwassterstoffe <text:span text:style-name="T32">sind</text:span> Kreisförmige <text:span text:style-name="T30">Kohlenwasserstoffe</text:span>.</text:p>
      <text:p text:style-name="P45">Pi Bindungen sind Doppelbindungen.</text:p>
      <text:p text:style-name="P1">Halogenkohlenwasserstoffe</text:p>
      <text:p text:style-name="P19">ist ein Treibgas</text:p>
      <text:p text:style-name="P12">Vorteile: Reaktionsträge, <text:span text:style-name="T3">ungiftig</text:span> lässt sich schlecht in Wasser lösen, <text:span text:style-name="T26">stabil, gutes Treibhausgas, gutes Kühlmittel</text:span></text:p>
      <text:p text:style-name="P13">Nachteile: ist ein „Ozonkiller“</text:p>
      <text:p text:style-name="P13"/>
      <text:p text:style-name="P15">Steigt über Jahre in die Ozonschicht auf und reagiert mit dem <text:span text:style-name="T7">Ozon</text:span> und dem <text:span text:style-name="T7">Einfluss</text:span> der UV Strahlung →<text:span text:style-name="T8"> Chlor Atome werden abgespalten → führt zu einer Kettenreaktion.</text:span></text:p>
      <text:p text:style-name="P15"/>
      <text:p text:style-name="P16">Abgase reagieren (wenn es war<text:span text:style-name="T39">m</text:span> ist) mit Stickstoffoxid (NO²) zu Ozon. Durch die Winde wird oftmals dann das Ozon aufs Land geweht.</text:p>
      <text:p text:style-name="P16"/>
      <text:p text:style-name="P2">Reaktionstypen</text:p>
      <text:p text:style-name="P17"><text:tab/>radikale Substitution</text:p>
      <text:p text:style-name="P17"><text:tab/><text:span text:style-name="T10">Startreaktion</text:span>: Radikal + Molekül → Molekül + Radikal <text:span text:style-name="T11">oder Radikal + Molekül</text:span></text:p>
      <text:p text:style-name="P17"><text:tab/><text:span text:style-name="T10">Kettenreaktion: Molekül + Radikal → Radikal + Molekül</text:span></text:p>
      <text:p text:style-name="P17"><text:tab/><text:span text:style-name="T11">Abbruchreaktion: Radikal + Radikal oder Radikal + Molekül oder Molekül <text:s/>+ Molekül → Molekül</text:span></text:p>
      <text:p text:style-name="P38">Additionsreaktion: </text:p>
      <text:p text:style-name="P41">Molekül + Molekül = Molekül; endotherm</text:p>
      <text:p text:style-name="P42">Eleminierungsreaktion: Molekül = <text:span text:style-name="T29">Molekül</text:span> + Molekül; exotherm</text:p>
      <text:p text:style-name="P17"/>
      <text:p text:style-name="P17"><text:tab/></text:p>
      <text:p text:style-name="P8">Nomenklatur</text:p>
      <text:p text:style-name="P37">Siehe Anhang.</text:p>
      <text:p text:style-name="P14"/>
      <text:p text:style-name="P5">Isomere</text:p>
      <text:p text:style-name="P20">Isomerie ist das Auftreten von zwei oder mehreren chemischen Verbindungen mit gleicher Summenformel und Molekülmasse, die sich jedoch in der Verknüpfung oder der räumlichen Anordnung der Atome unterscheiden.</text:p>
      <text:p text:style-name="P20"/>
      <text:p text:style-name="P3">Formeln:</text:p>
      <text:p text:style-name="P18">Lewisformel<text:span text:style-name="T12">(=Strukturformel):</text:span></text:p>
      <text:p text:style-name="P18"/>
      <text:p text:style-name="P4">Zusammenhang zwischen Molekularbau und Stoffeigeschaften</text:p>
      <text:p text:style-name="P10">Je <text:span text:style-name="T15">langkettiger ein </text:span><text:s/>Molekül <text:span text:style-name="T14">ist</text:span> → größere die Van-der-Waals Kräfte → höhere <text:span text:style-name="T9">Siede</text:span> und <text:span text:style-name="T1">Schmelztemperaturen.</text:span></text:p>
      <text:p text:style-name="P10"><text:soft-page-break/></text:p>
      <text:p text:style-name="P21">Bei isomeren Alkanen hat meist der Stoff die niedrigere Siedetemperatur, dessen Moleküle stärker verzweigt sind. Auch hier spielt die <text:span text:style-name="T17">Kontaktmöglichkeit</text:span> zwischen den <text:span text:style-name="T17">Molekülen</text:span> ein Rolle: Je mehr <text:span text:style-name="T17">Moleküle</text:span> sich de <text:span text:style-name="T17">Kugelform</text:span> nähern, <text:span text:style-name="T17">desto</text:span> kleiner ist ihre Berührungsfläche und <text:span text:style-name="T17">desto</text:span> weniger wirken sich die Van-<text:span text:style-name="T16">d</text:span>er-Bindungen aus.</text:p>
      <text:p text:style-name="P21"/>
      <text:p text:style-name="P22">Elektronegativitätswerte</text:p>
      <text:p text:style-name="P22">Wasserstoff: <text:span text:style-name="T18">2,1</text:span></text:p>
      <text:p text:style-name="P23">Kohlenstoff: <text:span text:style-name="T19">2,5</text:span></text:p>
      <text:p text:style-name="P24">Sauerstoff: <text:span text:style-name="T20">3,5</text:span></text:p>
      <text:p text:style-name="P27">Elektronegativitätswerte der Bindungen bestimmen: Stoff1 – Stoff 2.</text:p>
      <text:p text:style-name="P25">Elektronegatvitätswert &gt; 0,5 → polar; Elektronegativitätswert &lt; 0,5 → unpolar;</text:p>
      <text:p text:style-name="P25">Elektronegativitätswert <text:span text:style-name="T40">&gt; 1,7 → Ionenbindung </text:span></text:p>
      <text:p text:style-name="P26">Elektronegativitätswert = 0,5 → unklar, bei Molekülen die Tendenzen der Bindungen abschätzen.</text:p>
      <text:p text:style-name="P40">Aufschrieb: (delta) EN: Molekül1 – Molekül2</text:p>
      <text:p text:style-name="P40"><text:span text:style-name="T27">Kohlenstoff</text:span> hat <text:span text:style-name="T28">Priorität.</text:span></text:p>
      <text:p text:style-name="P30">Polar mischt sich nur in Polaren und Ionenbindungen.</text:p>
      <text:p text:style-name="P31">Unpolar mischt sich nur in unpolar.</text:p>
      <text:p text:style-name="P32">Ionenbindungen lassen sich nur in anderen <text:span text:style-name="T22">Ionenbindungen</text:span> und polaren <text:span text:style-name="T22">Stoffen</text:span> mischen.</text:p>
      <text:p text:style-name="P33">Hydrophil: Lässt sich in Wasser mischen</text:p>
      <text:p text:style-name="P33">Hydrophob: Lässt sich nicht in Wasser mischen.</text:p>
      <text:p text:style-name="P34">Lipophil: Lässt sich mit Fett/Öl mischen.</text:p>
      <text:p text:style-name="P34">Lipophob: Lässt sich ni<text:span text:style-name="T24">d</text:span>ht mit Fett/Öl mischen.</text:p>
      <text:p text:style-name="P35">Partialladung: Die Differenz des Elektronegativtätwertes einer Bindung.</text:p>
      <text:p text:style-name="P35">Je stärker die V.d.W-Kräfte desto zähflüssiger sind die entsprechenden Alkane, weil die Moleküle immer mehr Bewegungsenergie aufbringen müssen um aneinander <text:span text:style-name="T24">vorbei gleiten</text:span> zu können. Bei höherer Temperatur nimmt die Bewegungsenergie der Moleküle zu, das entsprechende Alkan ist weniger zähflüssig, die Viskosität wird kleiner.</text:p>
      <text:p text:style-name="P36">Alkane sind in allen Proportionen miteinander mischbar (weil alle unpolare Reinstoffe sind).</text:p>
      <text:p text:style-name="P54">Alkane sind in Wasser unlöslich.</text:p>
      <text:p text:style-name="P55">En<text:span text:style-name="T24">t</text:span>flammbarkeit: Je länger die Ketten sind desto stärker sind die Van-Der-Waals Kräfte desto höher leigt die Temperatur der <text:span text:style-name="T23">E</text:span>ntflammbarkeit.</text:p>
      <text:p text:style-name="P55"/>
      <text:p text:style-name="P9">Carbidlampe</text:p>
      <text:p text:style-name="P46">Verwendung: Fahrradlampe, Bahnverkehr, Bergwerke/Minen.</text:p>
      <text:p text:style-name="P47">Vorteile: verbraucht kein Strom, </text:p>
      <text:p text:style-name="P47">Nachteile: Kann explodieren wenn sie zu lange nicht verwendet wurde.</text:p>
      <text:p text:style-name="P58"><text:span text:style-name="T6">Funktion: Wasser reagiert mit </text:span>Calciumcarbid <text:span text:style-name="T33">und Ethin entsteht.</text:span></text:p>
      <text:p text:style-name="P59">Reakti<text:span text:style-name="T34">onsgleichung: CaC² + 2H²O → C²H² + Ca(OH)²</text:span></text:p>
      <text:p text:style-name="P60">Das Ethin wird verbrannt.</text:p>
      <text:p text:style-name="P21"/>
      <text:p text:style-name="P6">Erdöl/Erdgas</text:p>
      <text:p text:style-name="P48">Entstehung: Biomasse im Wasser wird durch die Plattentektonik ausgetrocknet und durch hohen Druck und dadurch hohe Temperaturen entsteht Faulschlamm. <text:span text:style-name="T35">Nach c.a. 200Mio Jahren steigt das Erdöl/Erdgas auf und setzt sich nahe der Erdoberfläche ab.</text:span></text:p>
      <text:p text:style-name="P49"><text:span text:style-name="T37">Fraktionierte </text:span>Destillation: Das Erdöl wird erhitzt. Die kurzzeitigen Kohlenwasserstoffe setzen sich oben ab die <text:span text:style-name="T36">langkettigen</text:span> weiter unten. Diese können dann abgeführt werden. <text:span text:style-name="T36">Der Rest wird im Vakuum destilliert wodurch die Siedetemperatur herabgesetzt wird wodurch die sehr langkettigen Kohlenwasserstoffe nicht mehr beim erhitzen zerbrechen.</text:span></text:p>
      <text:p text:style-name="P50"><text:soft-page-break/>Cracken: <text:span text:style-name="T38">langkettige Kohlenwasserstoffe werden durch schnelles erhitzen und mit Hilfe von Katalysatoren zu Cycloalkanen und Aromaten verarbeitet. Dies geschieht durch eine Dehydrierung. Die Kohlenwasserstoffe können auch einfach nur mehr verzweigt werden. Man crackt um die Okanzahl zu erhöhen(=Anzahl der Fehlzündgen in einem Motor zu verringern).</text:span></text:p>
      <text:p text:style-name="P51">Glockenböden: einzelne Abteile im Destialtionsturm</text:p>
      <text:p text:style-name="P52">Erdölraffinerie: Mehrere Destilatio<text:span text:style-name="T41">n</text:span>stürme </text:p>
      <text:p text:style-name="P53"/>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17T13:06:09.164261047</meta:creation-date>
    <meta:generator>LibreOffice/6.3.3.2.0$Linux_X86_64 LibreOffice_project/30$Build-2</meta:generator>
    <dc:date>2019-03-20T14:20:56.737554430</dc:date>
    <meta:editing-duration>PT2H33M10S</meta:editing-duration>
    <meta:editing-cycles>122</meta:editing-cycles>
    <meta:print-date>2019-03-20T14:11:46.069358812</meta:print-date>
    <meta:document-statistic meta:table-count="0" meta:image-count="0" meta:object-count="0" meta:page-count="3" meta:paragraph-count="69" meta:word-count="677" meta:character-count="5090" meta:non-whitespace-character-count="4483"/>
  </office:meta>
</office:document-meta>
</file>